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9ab3" officeooo:paragraph-rsid="000c9ab3"/>
    </style:style>
    <style:style style:name="P2" style:family="paragraph" style:parent-style-name="Standard">
      <style:text-properties officeooo:rsid="000c9ab3" officeooo:paragraph-rsid="000fe6ef"/>
    </style:style>
    <style:style style:name="P3" style:family="paragraph" style:parent-style-name="Standard">
      <style:text-properties officeooo:rsid="000c9ab3" officeooo:paragraph-rsid="001034de"/>
    </style:style>
    <style:style style:name="P4" style:family="paragraph" style:parent-style-name="Standard">
      <style:text-properties officeooo:rsid="00126931" officeooo:paragraph-rsid="00126931"/>
    </style:style>
    <style:style style:name="T1" style:family="text">
      <style:text-properties officeooo:rsid="000c9ab3"/>
    </style:style>
    <style:style style:name="T2" style:family="text">
      <style:text-properties officeooo:rsid="000e69d3"/>
    </style:style>
    <style:style style:name="T3" style:family="text">
      <style:text-properties officeooo:rsid="000fe6ef"/>
    </style:style>
    <style:style style:name="T4" style:family="text">
      <style:text-properties officeooo:rsid="001034de"/>
    </style:style>
    <style:style style:name="T5" style:family="text">
      <style:text-properties officeooo:rsid="00111eb5"/>
    </style:style>
    <style:style style:name="T6" style:family="text">
      <style:text-properties officeooo:rsid="001147d1"/>
    </style:style>
    <style:style style:name="T7" style:family="text">
      <style:text-properties officeooo:rsid="00126931"/>
    </style:style>
    <style:style style:name="T8" style:family="text">
      <style:text-properties officeooo:rsid="00134c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Yleinen runko diplomityölle:</text:p>
      <text:p text:style-name="P1"/>
      <text:p text:style-name="P1"><text:line-break/><text:line-break/>1. Introduction</text:p>
      <text:p text:style-name="P1"><text:tab/>- Alustetaan kurssin ja työn tarkoitus, sekä tavoitteet <text:span text:style-name="T2">ja yleiset vaatimukset (esimerkiksi <text:tab/>keskittyminen open-source teknologioiden käyttöön, ei haluttu vendor lockata jne.)</text:span></text:p>
      <text:p text:style-name="P1"/>
      <text:p text:style-name="P1"/>
      <text:p text:style-name="P1">2. Cloud and Network Security</text:p>
      <text:p text:style-name="P1"><text:tab/>- <text:span text:style-name="T6">Alustetaan Pilvi- ja verkkoturvallisuus, sen historia, riskit, termistöt, yleisimmät ratkaisut</text:span></text:p>
      <text:p text:style-name="P1"/>
      <text:p text:style-name="P1"><text:span text:style-name="T2"><text:tab/>2.1</text:span> Kyberturvallisuus yleisesti</text:p>
      <text:p text:style-name="P1"><text:tab/><text:tab/>- <text:span text:style-name="T2">Historiaa</text:span></text:p>
      <text:p text:style-name="P1"><text:tab/><text:tab/>- <text:span text:style-name="T2">Yleistä termistöä</text:span></text:p>
      <text:p text:style-name="P1"><text:tab/><text:tab/><text:tab/></text:p>
      <text:p text:style-name="P1"><text:tab/><text:span text:style-name="T2">2.2</text:span> Pilviteknologiat yleisesti</text:p>
      <text:p text:style-name="P1"><text:tab/><text:tab/>- Historiaa</text:p>
      <text:p text:style-name="P1"><text:tab/><text:tab/>- Pilviarkkitehtuuri</text:p>
      <text:p text:style-name="P1"><text:tab/><text:tab/><text:tab/>- <text:span text:style-name="T2">Core stack</text:span></text:p>
      <text:p text:style-name="P1"><text:tab/><text:tab/><text:tab/>- <text:span text:style-name="T2">Hallinnointi puoli</text:span></text:p>
      <text:p text:style-name="P1"><text:tab/><text:tab/>- Pilvipalveluiden eri muodot (IaaS, PaaS &amp; SaaS)</text:p>
      <text:p text:style-name="P1"/>
      <text:p text:style-name="P1"><text:span text:style-name="T2"><text:tab/>2.3</text:span> Verkkoturvallisuus (Network security)</text:p>
      <text:p text:style-name="P1"><text:tab/><text:tab/>- <text:span text:style-name="T6">Historiaa</text:span></text:p>
      <text:p text:style-name="P1"><text:tab/><text:tab/>- <text:span text:style-name="T6">Riskit ja uhat</text:span></text:p>
      <text:p text:style-name="P1"><text:tab/><text:tab/>- <text:span text:style-name="T6">Yleisimmät ratkaisut organisaatioissa</text:span></text:p>
      <text:p text:style-name="P1"/>
      <text:p text:style-name="P1"><text:tab/><text:span text:style-name="T2">2.4</text:span> Pilviturvallisuus</text:p>
      <text:p text:style-name="P1"><text:tab/><text:tab/>- Yleisesti</text:p>
      <text:p text:style-name="P1"><text:tab/><text:tab/>- Historiaa</text:p>
      <text:p text:style-name="P1"><text:tab/><text:tab/>- Riskit ja uhat</text:p>
      <text:p text:style-name="P1"><text:tab/><text:tab/><text:tab/>- Esimerkki tapaus (tai tapauksia), kun joku ulkoinen taho on onnistunut <text:tab/><text:tab/><text:tab/><text:tab/>pääsemään käsiksi järjestelmään <text:span text:style-name="T2">tai aiheuttanut muutoin haittaa</text:span></text:p>
      <text:p text:style-name="P1"><text:tab/><text:tab/>- Yleisimmät ratkaisut <text:span text:style-name="T2">riskien lieventämiseen, huomaamiseen ja estämiseen</text:span></text:p>
      <text:p text:style-name="P1"><text:tab/></text:p>
      <text:p text:style-name="P1"/>
      <text:p text:style-name="P1">3. Related Work (nimi voi muuttua)</text:p>
      <text:p text:style-name="P1"><text:tab/>- <text:span text:style-name="T5">Jotenkin tällä kappaleella olisi tarkoitus esittää yleisesti kaikki kurssin laboratorioihin <text:tab/>liittyvät aihe-alueet</text:span></text:p>
      <text:p text:style-name="P1"/>
      <text:p text:style-name="P1"><text:span text:style-name="T2"><text:tab/>3.1 State of the Art</text:span></text:p>
      <text:p text:style-name="P1"><text:tab/><text:tab/>- <text:span text:style-name="T2">Miten vastaavanlaisia kursseja on järjestetty ja mihin niiden järjestelmät perustuvat</text:span></text:p>
      <text:p text:style-name="P1"><text:tab/><text:tab/><text:tab/>- <text:span text:style-name="T2">Verkkoturvallisuus kurssi esimerkki (esim. Cisco network security course)</text:span></text:p>
      <text:p text:style-name="P1"><text:tab/><text:tab/><text:tab/>- <text:span text:style-name="T2">Pilviturvallisuus kurssi esimerkki (esim. MOOC)</text:span></text:p>
      <text:p text:style-name="P1"><text:tab/><text:tab/>- <text:span text:style-name="T2">Liittyviä kurssijärjestelmiä; Labtainers, Kubernetes-Goat, EKS Cluster Games …</text:span></text:p>
      <text:p text:style-name="P1"/>
      <text:p text:style-name="P1"><text:span text:style-name="T4"><text:tab/>3.2 Networking protocols pohjustus</text:span></text:p>
      <text:p text:style-name="P1"><text:tab/><text:tab/></text:p>
      <text:p text:style-name="P1"><text:span text:style-name="T4"><text:tab/>3.3 Fuzzaus</text:span></text:p>
      <text:p text:style-name="P1"/>
      <text:p text:style-name="P1"><text:span text:style-name="T4"><text:tab/>3.4 Digital Forensics</text:span></text:p>
      <text:p text:style-name="P1"><text:soft-page-break/></text:p>
      <text:p text:style-name="P1"/>
      <text:p text:style-name="P1">4. Technologies (nimi voi muuttua)</text:p>
      <text:p text:style-name="P2"><text:tab/>- <text:span text:style-name="T2">Pääfokuksena esitellään teknologiat joita kurssilla käytetään ja niille vaihtoehtoisia <text:tab/>korvikkeita, esitetään miksi tietyt teknologiat valittiin vaihtoehtojen yli</text:span></text:p>
      <text:p text:style-name="P2"/>
      <text:p text:style-name="P1"><text:span text:style-name="T2"><text:tab/>4.1 Yleinen ideologia (nimi todellakin muuttuu)</text:span></text:p>
      <text:p text:style-name="P1"><text:tab/><text:tab/>- <text:span text:style-name="T3">Käydään vielä läpi minkälaisia vaatimuksia lähtökohtaisesti valituille teknologioille <text:tab/><text:tab/>oli (sivuuttaa introductionin vaatimuksia)</text:span></text:p>
      <text:p text:style-name="P1"/>
      <text:p text:style-name="P1"><text:tab/><text:span text:style-name="T3">4.2 Yleiset työkalut</text:span></text:p>
      <text:p text:style-name="P1"><text:tab/><text:tab/>- <text:span text:style-name="T3">Esitellään yleiset työkalut joita kurssilla käytetään</text:span></text:p>
      <text:p text:style-name="P1"><text:tab/><text:tab/>- <text:span text:style-name="T3">Rust</text:span></text:p>
      <text:p text:style-name="P1"><text:tab/><text:tab/>- <text:span text:style-name="T3">Wireshark</text:span></text:p>
      <text:p text:style-name="P1"><text:tab/><text:tab/>- <text:span text:style-name="T3">jne...</text:span></text:p>
      <text:p text:style-name="P2"><text:span text:style-name="T3"><text:tab/></text:span></text:p>
      <text:p text:style-name="P2"><text:span text:style-name="T3"><text:tab/>4.3 Virtuaalikoneet ja virtualisaatio</text:span></text:p>
      <text:p text:style-name="P1"><text:tab/><text:tab/>- <text:span text:style-name="T3">Esitellään erilaiset virtuaalikoneet ja niiden hallinnointi järjestelmät yleisesti, <text:tab/><text:tab/><text:tab/>QEMU/KVM (kurssilla käytetty), Virtualbox</text:span></text:p>
      <text:p text:style-name="P1"><text:tab/></text:p>
      <text:p text:style-name="P1"><text:span text:style-name="T3"><text:tab/>4.4 Palomuurit ja NGFWs</text:span></text:p>
      <text:p text:style-name="P1"><text:tab/><text:tab/>- <text:span text:style-name="T3">Yleisesti</text:span></text:p>
      <text:p text:style-name="P1"><text:tab/><text:tab/>- <text:span text:style-name="T3">pfSense vs opnSense (kurssille oleellisin)</text:span></text:p>
      <text:p text:style-name="P1"><text:tab/><text:tab/>- <text:span text:style-name="T3">Muut vaihtoehdot (esim. ufw)</text:span></text:p>
      <text:p text:style-name="P1"><text:tab/></text:p>
      <text:p text:style-name="P1"><text:span text:style-name="T3"><text:tab/>4.5 SIEM järjestelmät</text:span></text:p>
      <text:p text:style-name="P1"><text:tab/><text:tab/>- <text:span text:style-name="T3">Yleisesti</text:span></text:p>
      <text:p text:style-name="P1"><text:tab/><text:tab/>- <text:span text:style-name="T3">Wazuh (kurssille oleellisin)</text:span></text:p>
      <text:p text:style-name="P1"><text:tab/><text:tab/>- <text:span text:style-name="T3">Muut vaihtoehdot</text:span></text:p>
      <text:p text:style-name="P1"/>
      <text:p text:style-name="P1"><text:tab/><text:span text:style-name="T3">4.6 Pilvi ympäristöjen pystytys teknologiat</text:span></text:p>
      <text:p text:style-name="P1"><text:tab/><text:tab/>- <text:span text:style-name="T3">Terraform</text:span></text:p>
      <text:p text:style-name="P1"><text:tab/><text:tab/>- <text:span text:style-name="T3">Ansible</text:span></text:p>
      <text:p text:style-name="P1"><text:tab/><text:tab/>- <text:span text:style-name="T3">Muut vaihtoehdot</text:span></text:p>
      <text:p text:style-name="P1"><text:tab/><text:tab/></text:p>
      <text:p text:style-name="P1"><text:span text:style-name="T3"><text:tab/>4.7 Kontti orkestraatio</text:span></text:p>
      <text:p text:style-name="P1"><text:tab/><text:tab/>- <text:span text:style-name="T3">Yleisesti</text:span></text:p>
      <text:p text:style-name="P1"><text:tab/><text:tab/>- <text:span text:style-name="T3">Docker</text:span></text:p>
      <text:p text:style-name="P1"><text:tab/><text:tab/>- <text:span text:style-name="T3">Kubernetes</text:span></text:p>
      <text:p text:style-name="P1"><text:tab/><text:tab/>- <text:span text:style-name="T3">Muut vaihtoehdot</text:span></text:p>
      <text:p text:style-name="P1"><text:tab/><text:tab/></text:p>
      <text:p text:style-name="P1"/>
      <text:p text:style-name="P1">5. Implementation (nimi voi muuttua)</text:p>
      <text:p text:style-name="P1"><text:span text:style-name="T4"><text:tab/>5.1</text:span> <text:span text:style-name="T3">Esitellään miten laboratorio ympäristöt ja tehtävät luotiin</text:span></text:p>
      <text:p text:style-name="P1"/>
      <text:p text:style-name="P2"><text:tab/><text:span text:style-name="T4">5.2</text:span> <text:span text:style-name="T3">Lab1/Lab2: </text:span><text:span text:style-name="T4">Network Security</text:span></text:p>
      <text:p text:style-name="P2"><text:span text:style-name="T3"><text:tab/><text:tab/>- Järjestelmä</text:span></text:p>
      <text:p text:style-name="P2"><text:tab/><text:tab/>- <text:span text:style-name="T3">Tehtävät (pohjustus, ei liian tarkkaan)</text:span></text:p>
      <text:p text:style-name="P2"><text:tab/><text:tab/>- <text:span text:style-name="T3">Kritiikki (suorituskyky joillain käyttöjärjestelmillä)</text:span></text:p>
      <text:p text:style-name="P2"/>
      <text:p text:style-name="P2"><text:tab/><text:span text:style-name="T4">5.3</text:span> <text:span text:style-name="T3">Lab3: Network Protocols</text:span></text:p>
      <text:p text:style-name="P2"><text:tab/><text:tab/>- <text:span text:style-name="T3">Tehtävät <text:s/>(pohjustus, ei liian tarkkaan)</text:span></text:p>
      <text:p text:style-name="P2"><text:soft-page-break/><text:tab/><text:tab/>- <text:span text:style-name="T3">Kritiikki (todella vaativa tehtävä TLS:n liittyen)</text:span></text:p>
      <text:p text:style-name="P2"/>
      <text:p text:style-name="P2"><text:tab/><text:span text:style-name="T4">5.4</text:span> <text:span text:style-name="T4">Lab4: Container Security (viikko jota en ollut tekemässä)</text:span></text:p>
      <text:p text:style-name="P3"><text:tab/><text:tab/>- <text:span text:style-name="T4">Järjestelmä (lyhyesti, koska en ollut tekemässä tätä)</text:span></text:p>
      <text:p text:style-name="P3"><text:tab/><text:tab/>- <text:span text:style-name="T3">Tehtävät <text:s/>(pohjustus, ei liian tarkkaan)</text:span></text:p>
      <text:p text:style-name="P3"><text:tab/><text:tab/>- <text:span text:style-name="T4">Kritiikki (monesti pilviratkaisu alhaalla)</text:span></text:p>
      <text:p text:style-name="P3"/>
      <text:p text:style-name="P3"><text:tab/><text:span text:style-name="T4">5.5</text:span> <text:span text:style-name="T4">Lab5: Cloud Security</text:span></text:p>
      <text:p text:style-name="P3"><text:tab/><text:tab/>- <text:span text:style-name="T4">Järjestelmä</text:span></text:p>
      <text:p text:style-name="P3"><text:tab/><text:tab/>- <text:span text:style-name="T3">Tehtävät <text:s/>(pohjustus, ei liian tarkkaan)</text:span></text:p>
      <text:p text:style-name="P3"><text:tab/><text:tab/>- <text:span text:style-name="T4">Kritiikki (yksi taski oli suoraan muualta, vastaukset löytyivät liian helposti)</text:span></text:p>
      <text:p text:style-name="P3"><text:tab/><text:tab/></text:p>
      <text:p text:style-name="P3"><text:span text:style-name="T4"><text:tab/>5.6 Lab6: Digital Forensics</text:span></text:p>
      <text:p text:style-name="P3"><text:tab/><text:tab/>- <text:span text:style-name="T4">Järjestelmä</text:span></text:p>
      <text:p text:style-name="P3"><text:tab/><text:tab/>- <text:span text:style-name="T3">Tehtävät <text:s/>(pohjustus, ei liian tarkkaan)</text:span></text:p>
      <text:p text:style-name="P3"><text:tab/><text:tab/>- <text:span text:style-name="T4">Kritiikki</text:span></text:p>
      <text:p text:style-name="P3"/>
      <text:p text:style-name="P3"><text:span text:style-name="T4"><text:tab/>5.7 Lab7: Security of Internet: The Big Picture</text:span></text:p>
      <text:p text:style-name="P3"><text:tab/><text:tab/>- <text:span text:style-name="T4">Tehtävät</text:span></text:p>
      <text:p text:style-name="P3"><text:tab/><text:tab/>- <text:span text:style-name="T4">Kritiikki</text:span></text:p>
      <text:p text:style-name="P1"/>
      <text:p text:style-name="P4">6. <text:s/>Results/Experiments</text:p>
      <text:p text:style-name="P4"><text:span text:style-name="T3"><text:tab/>- Mitä huonoa huomattiin (esim. Luento vs laboratorio materiaali, </text:span><text:span text:style-name="T4">AI:n käyttö...</text:span><text:span text:style-name="T3">)</text:span></text:p>
      <text:p text:style-name="P1"/>
      <text:p text:style-name="P1"><text:span text:style-name="T7">7</text:span>. Future Work</text:p>
      <text:p text:style-name="P1"><text:tab/><text:span text:style-name="T4">Yleisesti mitä voisi parantaa seuraavaan iteraatioon, liittyen järjestelmiin ja tehtäviin</text:span></text:p>
      <text:p text:style-name="P1"/>
      <text:p text:style-name="P1"/>
      <text:p text:style-name="P1"><text:span text:style-name="T7">8</text:span>. Summary</text:p>
      <text:p text:style-name="P1"><text:tab/><text:span text:style-name="T4">Käydään kokonaisuus vielä kertaalleen läpi</text:span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09:41:12.365467868</meta:creation-date>
    <dc:date>2024-06-05T10:54:52.685466377</dc:date>
    <meta:editing-duration>P2DT5M17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3" meta:paragraph-count="101" meta:word-count="474" meta:character-count="3740" meta:non-whitespace-character-count="3182"/>
  </office:meta>
</office:document-meta>
</file>